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7cm"/>
    </style:style>
    <style:style style:name="co2" style:family="table-column">
      <style:table-column-properties fo:break-before="auto" style:column-width="3.067cm"/>
    </style:style>
    <style:style style:name="co3" style:family="table-column">
      <style:table-column-properties fo:break-before="auto" style:column-width="5.334cm"/>
    </style:style>
    <style:style style:name="co4" style:family="table-column">
      <style:table-column-properties fo:break-before="auto" style:column-width="7.26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strg</text:p>
          </table:table-cell>
          <table:table-cell office:value-type="string">
            <text:p>string</text:p>
          </table:table-cell>
          <table:table-cell table:formula="of:=CONCATENATE(&quot;s/&quot;;[.A1];&quot;/&quot;;[.B1];&quot;/g&quot;)" office:value-type="string" office:string-value="s/strg/string/g">
            <text:p>s/strg/string/g</text:p>
          </table:table-cell>
          <table:table-cell office:value-type="string">
            <text:p>&lt;-- 1. Extend this formula to all rows needed</text:p>
          </table:table-cell>
        </table:table-row>
        <table:table-row table:style-name="ro2">
          <table:table-cell table:number-columns-repeated="3"/>
          <table:table-cell office:value-type="string">
            <text:p><text:s text:c="6"/>2. Copy/paste column A to “wordlist.txt”</text:p>
          </table:table-cell>
        </table:table-row>
        <table:table-row table:style-name="ro1">
          <table:table-cell table:number-columns-repeated="3"/>
          <table:table-cell office:value-type="string">
            <text:p><text:s text:c="6"/>3. Copy/paste column C to “sedfile.txt”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4">2019-08-24</text:date>, <text:time>04:0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Quastel</meta:initial-creator>
    <meta:creation-date>2019-08-24T03:51:28</meta:creation-date>
    <dc:date>2019-08-24T04:00:33</dc:date>
    <dc:creator>Jeremy Quastel</dc:creator>
    <meta:editing-duration>PT9M53S</meta:editing-duration>
    <meta:editing-cycles>1</meta:editing-cycles>
    <meta:document-statistic meta:table-count="3" meta:cell-count="6" meta:object-count="0"/>
    <meta:generator>OpenOffice/4.1.3$Unix OpenOffice.org_project/413m1$Build-9783</meta:generator>
  </office:meta>
</office:document-meta>
</file>